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طريقة هجينة لتقريب المنحنيات باستخدام دوال سجموند وخطوط مستقيمة</text:h>
      <text:h text:style-name="Heading_20_2" text:outline-level="2">1. المقدمة</text:h>
      <text:p text:style-name="Text_20_body">في مجالات الرياضيات والهندسة الحاسوبية، تعتبر مسألة تقريب المنحنيات والأشكال الهندسية مسألة مركزية في النمذجة والرسم والمحاكاة. الطرق التقليدية تعتمد غالبًا على كثيرات الحدود، splines، أو متسلسلات فورييه. في هذا العمل، نقترح إطارًا بديلًا يعتمد فقط على مزيج من دوال سجموند sigmoid وخطوط مستقيمة لتقريب منحنيات منوعة.</text:p>
      <text:h text:style-name="Heading_20_2" text:outline-level="2">2. الفرضية</text:h>
      <text:p text:style-name="Text_20_body">نقترح أن أي منحنى مستمر (أو حتى منحنى مكوَّن من أجزاء متعددة) يمكن تمثيله أو تقريبه بدقة عالية من خلال تركيب مناسب لدوال سجموند مع خطوط مستقيمة مختلفة الميل والثوابت.</text:p>
      <text:h text:style-name="Heading_20_2" text:outline-level="2">3. المكونات الأساسية</text:h>
      <text:h text:style-name="Heading_20_3" text:outline-level="3">3.1 دالة سجموند</text:h>
      <text:p text:style-name="Text_20_body">σ(x;k,x0)=11+e−k(x−x0)\sigma(x; k, x_0) = \frac{1}{1 + e^{-k(x - x_0)}}</text:p>
      <text:p text:style-name="Text_20_body">حيث:</text:p>
      <text:list text:style-name="L1">
        <text:list-item>
          <text:p text:style-name="P1">kk يتحكم في حدة الانتقال (الانحدار)</text:p>
        </text:list-item>
        <text:list-item>
          <text:p text:style-name="P1">x0x_0 هو مركز الانتقال</text:p>
        </text:list-item>
      </text:list>
      <text:h text:style-name="Heading_20_3" text:outline-level="3">3.2 الخط المستقيم</text:h>
      <text:p text:style-name="Text_20_body">L(x)=ax+bL(x) = a x + b</text:p>
      <text:h text:style-name="Heading_20_3" text:outline-level="3">3.3 التركيب المقترح</text:h>
      <text:p text:style-name="Text_20_body">نقترح التعبير التالي للاقتراب من دالة f(x)f(x):</text:p>
      <text:p text:style-name="Text_20_body">f(x)≈∑i=1N(αi⋅σ(ki,x−x0i)+βix+γi)f(x) \approx \sum_{i=1}^N \left( \alpha_i \cdot \sigma(k_i, x - x_{0i}) + \beta_i x + \gamma_i \right)</text:p>
      <text:h text:style-name="Heading_20_2" text:outline-level="2">4. التطبيق العملي</text:h>
      <text:p text:style-name="Text_20_body">قمنا بتطبيق هذا الإطار على مجموعة من المنحنيات والأشكال:</text:p>
      <text:h text:style-name="Heading_20_3" text:outline-level="3">4.1 دالة ∣x∣|x|</text:h>
      <text:p text:style-name="Text_20_body">تم استخدام دالتي سجموند متناظرتين حول الأصل:</text:p>
      <text:p text:style-name="Text_20_body">∣x∣≈x⋅σ(k,x)−x⋅σ(k,−x)|x| \approx x \cdot \sigma(k, x) - x \cdot \sigma(k, -x)</text:p>
      <text:h text:style-name="Heading_20_3" text:outline-level="3">4.2 دالة sin⁡(x)\sin(x)</text:h>
      <text:p text:style-name="Text_20_body">تم استخدام موجات متكررة من الفروق بين دوال سجموند موزعة دوريًا:</text:p>
      <text:p text:style-name="Text_20_body"><text:soft-page-break/>sin⁡(x)≈∑(σ(x−x0+)−σ(x−x0−))\sin(x) \approx \sum ( \sigma(x - x_{0+}) - \sigma(x - x_{0-}) )</text:p>
      <text:h text:style-name="Heading_20_3" text:outline-level="3">4.3 دالة x2x^2</text:h>
      <text:p text:style-name="Text_20_body">عن طريق دمج القطع اليمنى واليسرى لدالة x2x^2 باستخدام سجموند.</text:p>
      <text:h text:style-name="Heading_20_3" text:outline-level="3">4.4 دائرة</text:h>
      <text:p text:style-name="Text_20_body">تمثل دائرة في الإحداثيات القطبية:</text:p>
      <text:p text:style-name="Text_20_body">x(t)=cos⁡(t),y(t)=sin⁡(t)x(t) = \cos(t), \quad y(t) = \sin(t)</text:p>
      <text:p text:style-name="Text_20_body">قمنا بتنعيم الانتقالات باستخدام دوال سجموند في كل محور.</text:p>
      <text:h text:style-name="Heading_20_2" text:outline-level="2">5. نتائج أولية</text:h>
      <text:p text:style-name="Text_20_body">عند مقارنة المنحنيات الأصلية مع النتائج الناتجة من هذا النموذج، وجدنا أن درجة التقريب مقبولة ومرنة للتحكم في الدقة عبر تعديل معاملات kk وعدد المركبات.</text:p>
      <text:h text:style-name="Heading_20_2" text:outline-level="2">6. الخاتمة والمستقبل</text:h>
      <text:p text:style-name="Text_20_body">يوفر هذا الإطار البسيط نهجًا واعدًا لتقريب وتحليل الأشكال الهندسية والمنحنيات باستخدام أدوات أولية فقط (دوال سجموند وخطوط). مستقبلًا، يمكن تطوير هذا النموذج ليعمل ضمن أنظمة تعلم آلي أو تصميمات رسومية أو حتى نمذجة رمزية.</text:p>
      <text:p text:style-name="Horizontal_20_Line"/>
      <text:p text:style-name="Text_20_body"><text:span text:style-name="Strong_20_Emphasis">إخلاء المسؤولية:</text:span><text:line-break/>هذا العمل يقدَّم لأغراض بحثية وتعليمية، مع الإذن الكامل باستخدامه وتعديله ضمن احترام حقوق النشر والإشارة إلى المصدر.</text:p>
      <text:p text:style-name="Text_20_body"><text:span text:style-name="Strong_20_Emphasis">[Basil Yahya Abdullah, 2025/06/03]</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3T18:42:30.487884322</meta:creation-date>
    <dc:date>2025-06-04T02:51:22.403953400</dc:date>
    <meta:editing-duration>PT7H58M39S</meta:editing-duration>
    <meta:editing-cycles>1</meta:editing-cycles>
    <meta:document-statistic meta:table-count="0" meta:image-count="0" meta:object-count="0" meta:page-count="2" meta:paragraph-count="36" meta:word-count="338" meta:character-count="2155" meta:non-whitespace-character-count="1855"/>
    <meta:generator>LibreOffice/24.2.7.2$Linux_X86_64 LibreOffice_project/420$Build-2</meta:generator>
  </office:meta>
</office:document-meta>
</file>